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Tahoma" svg:font-family="Tahoma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5.001cm" fo:margin-right="0cm" fo:text-align="end" style:justify-single-word="false" fo:text-indent="0cm" style:auto-text-indent="false"/>
      <style:text-properties style:font-name="Tahoma1" fo:font-weight="normal" style:font-weight-asian="normal" style:font-weight-complex="normal"/>
    </style:style>
    <style:style style:name="P2" style:family="paragraph" style:parent-style-name="Standard">
      <style:paragraph-properties fo:margin-left="5.001cm" fo:margin-right="0cm" fo:text-align="start" style:justify-single-word="false" fo:text-indent="0cm" style:auto-text-indent="false"/>
      <style:text-properties style:font-name="Tahoma1"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margin-left="5.001cm" fo:margin-right="0cm" fo:text-align="start" style:justify-single-word="false" fo:text-indent="0cm" style:auto-text-indent="false"/>
      <style:text-properties style:font-name="Tahoma1" fo:font-size="9pt" fo:font-weight="normal" style:font-weight-asian="normal" style:font-weight-complex="normal"/>
    </style:style>
    <style:style style:name="P5" style:family="paragraph" style:parent-style-name="Standard">
      <style:paragraph-properties fo:margin-left="5.001cm" fo:margin-right="0cm" fo:text-align="start" style:justify-single-word="false" fo:text-indent="0cm" style:auto-text-indent="false"/>
      <style:text-properties style:font-name="Tahoma1" fo:font-size="9pt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5.001cm" fo:margin-right="0cm" fo:text-align="start" style:justify-single-word="false" fo:text-indent="0cm" style:auto-text-indent="false"/>
      <style:text-properties style:font-name="Tahoma1" fo:font-size="9p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5.001cm" fo:margin-right="0cm" fo:text-align="start" style:justify-single-word="false" fo:text-indent="0cm" style:auto-text-indent="false"/>
      <style:text-properties style:font-name="Tahoma1" fo:font-size="9pt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5.001cm" fo:margin-right="0cm" fo:text-align="start" style:justify-single-word="false" fo:text-indent="0cm" style:auto-text-indent="false"/>
      <style:text-properties style:font-name="Tahoma1" fo:font-size="10pt" fo:language="fr" fo:country="BE" fo:font-style="normal" fo:font-weight="bold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5.001cm" fo:margin-right="0cm" fo:text-align="start" style:justify-single-word="false" fo:text-indent="0cm" style:auto-text-indent="false"/>
      <style:text-properties style:font-name="Tahoma1" fo:font-size="10pt" fo:language="fr" fo:country="BE"/>
    </style:style>
    <style:style style:name="P11" style:family="paragraph" style:parent-style-name="Text_20_body">
      <style:paragraph-properties fo:margin-left="5.001cm" fo:margin-right="0cm" fo:text-align="start" style:justify-single-word="false" fo:text-indent="0cm" style:auto-text-indent="false"/>
      <style:text-properties style:font-name="Tahoma1" fo:font-size="10pt" fo:language="fr" fo:country="BE" fo:font-weight="bold"/>
    </style:style>
    <style:style style:name="P12" style:family="paragraph" style:parent-style-name="Text_20_body">
      <style:paragraph-properties fo:margin-left="5.001cm" fo:margin-right="0cm" fo:text-indent="0cm" style:auto-text-indent="false"/>
      <style:text-properties style:font-name="Tahoma1"/>
    </style:style>
    <style:style style:name="T1" style:family="text">
      <style:text-properties style:font-name="Tahoma" fo:font-size="8pt" fo:font-weight="bold" style:font-weight-asian="normal" style:font-weight-complex="normal"/>
    </style:style>
    <style:style style:name="T2" style:family="text">
      <style:text-properties style:font-name="Tahoma" fo:font-size="8pt" fo:font-weight="bold"/>
    </style:style>
    <style:style style:name="T3" style:family="text">
      <style:text-properties style:font-name="Wingdings" fo:font-size="9pt" fo:font-weight="bold"/>
    </style:style>
    <style:style style:name="T4" style:family="text">
      <style:text-properties style:font-name="Tahoma" fo:font-size="9pt" fo:font-weight="bold"/>
    </style:style>
    <style:style style:name="T5" style:family="text">
      <style:text-properties style:font-name="Tahoma" fo:font-size="10pt" fo:language="fr" fo:country="BE"/>
    </style:style>
    <style:style style:name="T6" style:family="text">
      <style:text-properties style:font-name="Tahoma" fo:font-size="10pt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0pt" fo:language="fr" fo:country="BE" style:text-underline-style="solid" style:text-underline-width="auto" style:text-underline-color="font-color" fo:font-weight="bold"/>
    </style:style>
    <style:style style:name="T8" style:family="text">
      <style:text-properties fo:font-size="10pt" fo:language="fr" fo:country="BE" fo:font-weight="bold"/>
    </style:style>
    <style:style style:name="T9" style:family="text">
      <style:text-properties fo:font-variant="small-caps" fo:font-size="10pt" fo:language="fr" fo:country="BE" fo:font-weight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tracked-changes text:track-changes="false">
        <text:changed-region text:id="ct105970728">
          <text:insertion>
            <office:change-info>
              <dc:creator>inconnu</dc:creator>
              <dc:date>2010-06-01T12:04:00</dc:date>
            </office:change-info>
          </text:insertion>
        </text:changed-region>
        <text:changed-region text:id="ct105972424">
          <text:insertion>
            <office:change-info>
              <dc:creator>inconnu</dc:creator>
              <dc:date>2010-06-01T12:04:00</dc:date>
            </office:change-info>
          </text:insertion>
        </text:changed-region>
        <text:changed-region text:id="ct105972568">
          <text:insertion>
            <office:change-info>
              <dc:creator>inconnu</dc:creator>
              <dc:date>2010-06-01T12:04:00</dc:date>
            </office:change-info>
          </text:insertion>
        </text:changed-region>
        <text:changed-region text:id="ct127447136">
          <text:insertion>
            <office:change-info>
              <dc:creator>inconnu</dc:creator>
              <dc:date>2010-06-01T13:19:00</dc:date>
            </office:change-info>
          </text:insertion>
        </text:changed-region>
        <text:changed-region text:id="ct105974280">
          <text:insertion>
            <office:change-info>
              <dc:creator>inconnu</dc:creator>
              <dc:date>2010-06-01T13:19:00</dc:date>
            </office:change-info>
          </text:insertion>
        </text:changed-region>
        <text:changed-region text:id="ct128116184">
          <text:insertion>
            <office:change-info>
              <dc:creator>inconnu</dc:creator>
              <dc:date>2010-06-01T13:19:00</dc:date>
            </office:change-info>
          </text:insertion>
        </text:changed-region>
        <text:changed-region text:id="ct106009232">
          <text:insertion>
            <office:change-info>
              <dc:creator>inconnu</dc:creator>
              <dc:date>2010-06-01T10:56:00</dc:date>
            </office:change-info>
          </text:insertion>
        </text:changed-region>
        <text:changed-region text:id="ct128123184">
          <text:insertion>
            <office:change-info>
              <dc:creator>inconnu</dc:creator>
              <dc:date>2010-06-01T13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60 Sambreville, le <text:change-start text:change-id="ct106009232"/>urbanEventObj.getEventDate().strftime('%d-%m-%Y')<text:change-end text:change-id="ct106009232"/></text:p>
      <text:p text:style-name="P2"/>
      <text:p text:style-name="P2"><draw:frame draw:style-name="fr1" draw:name="Cadre1" text:anchor-type="paragraph" svg:x="0.499cm" svg:y="0.041cm" svg:width="4.001cm" draw:z-index="0"><draw:text-box fo:min-height="6.699cm"><text:p text:style-name="P3"><text:span text:style-name="T1">Service Urbanisme f.f.<text:line-break/></text:span><text:span text:style-name="T2">Chef de Service :<text:line-break/>Mr WOUTERS B.<text:line-break/>Agent traitant :<text:line-break/>Mme LIEN B.<text:line-break/></text:span><text:span text:style-name="T3">(</text:span> <text:span text:style-name="T4">: 071/260 274</text:span></text:p></draw:text-box></draw:frame></text:p>
      <text:p text:style-name="P4"><draw:frame draw:style-name="fr1" draw:name="Cadre2" text:anchor-type="paragraph" svg:x="8.498cm" svg:y="0.051cm" svg:width="8.504cm" draw:z-index="1"><draw:text-box fo:min-height="2.903cm"><text:p text:style-name="Text_20_body"><text:span text:style-name="T5">Ministère de la Région Wallonne<text:line-break/>Division de la Prévention et des Autorisations<text:line-break/>Direction de Namur<text:line-break/>Avenue Reine Astrid, 39<text:line-break/>5000<text:tab/><text:tab/>NAMUR<text:line-break/></text:span><text:span text:style-name="T6">RECOMMANDE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os références<text:tab/><text:tab/>Nos références<text:tab/><text:tab/><text:tab/>Annexe</text:p>
      <text:p text:style-name="P5"><text:tab/><text:tab/><text:tab/><text:change-start text:change-id="ct128123184"/>self.getReference()<text:change-end text:change-id="ct128123184"/><text:tab/><text:tab/>1</text:p>
      <text:p text:style-name="P5"/>
      <text:p text:style-name="P6">Date et référence à rappeler svp</text:p>
      <text:p text:style-name="P6"/>
      <text:p text:style-name="P7"><draw:frame draw:style-name="fr1" draw:name="Cadre4" text:anchor-type="paragraph" svg:x="6.5cm" svg:y="0.019cm" svg:width="9.003cm" draw:z-index="2"><draw:text-box fo:min-height="3.694cm"><text:list text:style-name="L1"><text:list-item><text:p text:style-name="P8">SAMBREVILLE secteur de <text:change-start text:change-id="ct105970728"/>self.getWorkLocation().getParentNode().Title()<text:change-end text:change-id="ct105970728"/></text:p></text:list-item><text:list-item><text:p text:style-name="P8">Situation : <text:change-start text:change-id="ct105972424"/>self.getWorkLocation().Title()<text:change-end text:change-id="ct105972424"/>, <text:change-start text:change-id="ct105972568"/>self.getWorkLocationHouseNumber()<text:change-end text:change-id="ct105972568"/></text:p></text:list-item><text:list-item><text:p text:style-name="P8">Exploitant : <office:annotation><dc:date>2010-06-01T00:00:00</dc:date><text:p>do text if applicantobj.getSociety()</text:p></office:annotation><text:change-start text:change-id="ct127447136"/>applicantobj.getSociety()<text:change-end text:change-id="ct127447136"/></text:p></text:list-item><text:list-item><text:p text:style-name="P8">Exploitant : <office:annotation><dc:date>2010-06-01T00:00:00</dc:date><text:p>do text if not applicantobj.getSociety()</text:p></office:annotation><text:change-start text:change-id="ct105974280"/>applicantobj.getName1()<text:change-end text:change-id="ct105974280"/> <text:change-start text:change-id="ct128116184"/>applicantobj.getName2()<text:change-end text:change-id="ct128116184"/></text:p></text:list-item><text:list-item><text:p text:style-name="P8">DECLARATION</text:p></text:list-item></text:list></draw:text-box></draw:frame><text:span text:style-name="T7">Objet</text:span> <text:span text:style-name="T8">: </text:span></text:p>
      <text:p text:style-name="P9"/>
      <text:p text:style-name="P9"/>
      <text:p text:style-name="P9"/>
      <text:p text:style-name="P9"/>
      <text:p text:style-name="P9"/>
      <text:p text:style-name="P9"/>
      <text:p text:style-name="P9">Monsieur le Fonctionnaire Technique,</text:p>
      <text:p text:style-name="P10"/>
      <text:p text:style-name="P10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10">Vous en souhaitant bonne réception, nous vous prions d’agréer, Monsieur le Fonctionnaire Technique, l’assurance de notre considération distinguée.</text:p>
      <text:p text:style-name="P10"/>
      <text:p text:style-name="P10"/>
      <text:p text:style-name="P10">PAR LE COLLEGE,</text:p>
      <text:p text:style-name="P11">Le  Secrétaire Communal ff,      <text:s/>                   Le Deputé-Bourgmestre,</text:p>
      <text:p text:style-name="P11"/>
      <text:p text:style-name="P11"/>
      <text:p text:style-name="P11"/>
      <text:p text:style-name="P12"><text:span text:style-name="T8">Christophe LANNOIS</text:span><text:span text:style-name="T9">.</text:span><text:span text:style-name="T8">                                      Jean-Charles </text:span><text:span text:style-name="T9">Luperto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charset="x-symbol"/>
    <style:font-face style:name="Tahoma" svg:font-family="Tahoma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10-06-01T10:52:22</meta:creation-date>
    <dc:date>2010-06-01T13:26:50</dc:date>
    <dc:language>fr-FR</dc:language>
    <meta:editing-cycles>7</meta:editing-cycles>
    <meta:editing-duration>PT1H4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62" meta:character-count="1339"/>
  </office:meta>
</office:document-meta>
</file>